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office:font-face-decls>
  <office:automatic-styles>
    <style:style style:name="P1" style:family="paragraph" style:parent-style-name="Heading_20_1">
      <style:paragraph-properties fo:margin-left="0in" fo:margin-right="0in" fo:margin-top="0.6252in" fo:margin-bottom="0.1043in" style:contextual-spacing="false" fo:line-height="100%" fo:orphans="2" fo:widows="2" fo:text-indent="0in" style:auto-text-indent="false"/>
      <style:text-properties fo:font-variant="normal" fo:text-transform="none" fo:color="#333333" loext:opacity="100%" style:font-name="Raleway" fo:font-size="24pt" fo:letter-spacing="-0.0102in" fo:font-style="normal" fo:font-weight="normal" style:font-size-asian="24pt" style:font-size-complex="24pt"/>
    </style:style>
    <style:style style:name="P2" style:family="paragraph" style:parent-style-name="Text_20_body">
      <style:paragraph-properties fo:margin-left="0in" fo:margin-right="0in" fo:margin-top="0in" fo:margin-bottom="0.1043in" style:contextual-spacing="false" fo:line-height="133%" fo:orphans="2" fo:widows="2" fo:text-indent="0in" style:auto-text-indent="false"/>
      <style:text-properties fo:font-variant="normal" fo:text-transform="none" fo:color="#000000" loext:opacity="100%" style:font-name="Raleway" fo:font-size="13.5pt" fo:letter-spacing="normal" fo:font-style="normal" fo:font-weight="normal"/>
    </style:style>
    <style:style style:name="P3" style:family="paragraph" style:parent-style-name="Heading_20_2">
      <style:paragraph-properties fo:margin-left="0in" fo:margin-right="0in" fo:line-height="110%" fo:orphans="2" fo:widows="2" fo:text-indent="0in" style:auto-text-indent="false"/>
    </style:style>
    <style:style style:name="P4" style:family="paragraph" style:parent-style-name="Heading_20_3">
      <style:paragraph-properties fo:margin-left="0in" fo:margin-right="0in" fo:line-height="110%" fo:orphans="2" fo:widows="2" fo:text-indent="0in" style:auto-text-indent="false"/>
    </style:style>
    <style:style style:name="P5" style:family="paragraph" style:parent-style-name="Preformatted_20_Text">
      <style:paragraph-properties fo:margin-left="0in" fo:margin-right="0in" fo:margin-top="0in" fo:margin-bottom="0.1965in" style:contextual-spacing="false" fo:line-height="143%" fo:orphans="2" fo:widows="2" fo:text-indent="0in" style:auto-text-indent="false"/>
    </style:style>
    <style:style style:name="P6" style:family="paragraph" style:parent-style-name="Preformatted_20_Text">
      <style:paragraph-properties fo:margin-left="0in" fo:margin-right="0in" fo:line-height="143%" fo:orphans="2" fo:widows="2" fo:text-indent="0in" style:auto-text-indent="false"/>
    </style:style>
    <style:style style:name="P7" style:family="paragraph" style:parent-style-name="Preformatted_20_Text">
      <style:paragraph-properties fo:line-height="143%" fo:orphans="2" fo:widows="2"/>
    </style:style>
    <style:style style:name="P8" style:family="paragraph" style:parent-style-name="Preformatted_20_Text">
      <style:paragraph-properties fo:margin-top="0in" fo:margin-bottom="0.1965in" style:contextual-spacing="false" fo:line-height="143%" fo:orphans="2" fo:widows="2"/>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1043in" style:contextual-spacing="false" fo:line-height="133%" fo:orphans="2" fo:widows="2" fo:text-indent="0in" style:auto-text-indent="false"/>
    </style:style>
    <style:style style:name="P11" style:family="paragraph" style:parent-style-name="Text_20_body" style:list-style-name="L1">
      <style:paragraph-properties fo:margin-top="0in" fo:margin-bottom="0.1043in" style:contextual-spacing="false" fo:orphans="2" fo:widows="2"/>
      <style:text-properties fo:font-variant="normal" fo:text-transform="none" fo:color="#000000" loext:opacity="100%" style:font-name="Raleway" fo:font-size="13.5pt" fo:letter-spacing="normal" fo:font-style="normal" fo:font-weight="normal"/>
    </style:style>
    <style:style style:name="P12" style:family="paragraph" style:parent-style-name="Text_20_body" style:list-style-name="L2">
      <style:paragraph-properties fo:margin-top="0in" fo:margin-bottom="0.1043in" style:contextual-spacing="false" fo:orphans="2" fo:widows="2"/>
      <style:text-properties fo:font-variant="normal" fo:text-transform="none" fo:color="#000000" loext:opacity="100%" style:font-name="Raleway" fo:font-size="13.5pt" fo:letter-spacing="normal" fo:font-style="normal" fo:font-weight="normal"/>
    </style:style>
    <style:style style:name="P13" style:family="paragraph" style:parent-style-name="Text_20_body" style:list-style-name="L4">
      <style:paragraph-properties fo:margin-top="0in" fo:margin-bottom="0.1043in" style:contextual-spacing="false" fo:orphans="2" fo:widows="2"/>
      <style:text-properties fo:font-variant="normal" fo:text-transform="none" fo:color="#000000" loext:opacity="100%" style:font-name="Raleway" fo:font-size="13.5pt" fo:letter-spacing="normal" fo:font-style="normal" fo:font-weight="normal"/>
    </style:style>
    <style:style style:name="P14" style:family="paragraph" style:parent-style-name="Text_20_body">
      <style:paragraph-properties fo:margin-left="0in" fo:margin-right="0in" fo:margin-top="0in" fo:margin-bottom="0.1043in" style:contextual-spacing="false" fo:line-height="133%" fo:orphans="2" fo:widows="2" fo:text-indent="0in" style:auto-text-indent="false"/>
      <style:text-properties fo:font-variant="normal" fo:text-transform="none" fo:color="#000000" loext:opacity="100%" style:font-name="Raleway" fo:font-size="13.5pt" fo:letter-spacing="normal" fo:font-style="normal" fo:font-weight="normal"/>
    </style:style>
    <style:style style:name="P15" style:family="paragraph" style:parent-style-name="Text_20_body" style:list-style-name="L1">
      <style:paragraph-properties fo:margin-top="0in" fo:margin-bottom="0.1043in" style:contextual-spacing="false" fo:orphans="2" fo:widows="2"/>
    </style:style>
    <style:style style:name="P16" style:family="paragraph" style:parent-style-name="Text_20_body" style:list-style-name="L3">
      <style:paragraph-properties fo:margin-top="0in" fo:margin-bottom="0.1043in" style:contextual-spacing="false" fo:orphans="2" fo:widows="2"/>
    </style:style>
    <style:style style:name="P17" style:family="paragraph" style:parent-style-name="Text_20_body" style:list-style-name="L4">
      <style:paragraph-properties fo:margin-top="0in" fo:margin-bottom="0.1043in" style:contextual-spacing="false" fo:orphans="2" fo:widows="2"/>
    </style:style>
    <style:style style:name="T1" style:family="text">
      <style:text-properties fo:font-variant="normal" fo:text-transform="none" fo:color="#000000" loext:opacity="100%" style:font-name="Raleway" fo:font-size="21.75pt" fo:letter-spacing="normal" fo:font-style="normal" fo:font-weight="bold"/>
    </style:style>
    <style:style style:name="T2" style:family="text">
      <style:text-properties fo:font-variant="normal" fo:text-transform="none" fo:color="#000000" loext:opacity="100%" style:font-name="Raleway" fo:font-size="13.5pt" fo:letter-spacing="normal" fo:font-style="normal" fo:font-weight="normal"/>
    </style:style>
    <style:style style:name="T3" style:family="text">
      <style:text-properties fo:font-variant="normal" fo:text-transform="none" fo:color="#000000" loext:opacity="100%" style:font-name="Raleway" fo:font-size="13.5pt" fo:letter-spacing="normal" fo:font-style="normal" fo:font-weight="bold"/>
    </style:style>
    <style:style style:name="T4" style:family="text">
      <style:text-properties fo:font-variant="normal" fo:text-transform="none" fo:color="#000000" loext:opacity="100%" style:font-name="Raleway" fo:font-size="18pt" fo:letter-spacing="normal" fo:font-style="normal" fo:font-weight="bold"/>
    </style:style>
    <style:style style:name="T5" style:family="text">
      <style:text-properties fo:font-variant="normal" fo:text-transform="none" fo:color="#000000" loext:opacity="100%" style:font-name="Source Code Pro" fo:font-size="10.5pt" fo:letter-spacing="normal" fo:font-style="normal"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6" style:family="text">
      <style:text-properties fo:font-variant="normal" fo:text-transform="none" fo:color="#000000" loext:opacity="100%" fo:letter-spacing="normal" fo:background-color="#fafafa" loext:char-shading-value="0" loext:padding-left="0.1457in" loext:padding-right="0in" loext:padding-top="0in" loext:padding-bottom="0in" loext:border-left="2.24pt solid #267438" loext:border-right="none" loext:border-top="none" loext:border-bottom="none"/>
    </style:style>
    <style:style style:name="T7"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67438" loext:opacity="100%" style:font-name="Source Code Pro" fo:font-size="10.5pt" fo:letter-spacing="normal" fo:font-style="normal" fo:font-weight="bold" fo:background-color="#fafafa" loext:char-shading-value="0" loext:padding-left="0.1457in" loext:padding-right="0in" loext:padding-top="0in" loext:padding-bottom="0in" loext:border-left="2.24pt solid #267438" loext:border-right="none" loext:border-top="none" loext:border-bottom="none"/>
    </style:style>
    <style:style style:name="T9" style:family="text">
      <style:text-properties fo:font-variant="normal" fo:text-transform="none" fo:color="#4e9359" loext:opacity="100%" style:font-name="Source Code Pro" fo:font-size="10.5pt" fo:letter-spacing="normal" fo:font-style="normal"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0" style:family="text">
      <style:text-properties fo:font-variant="normal" fo:text-transform="none" fo:color="#888888" loext:opacity="100%" style:font-name="Source Code Pro" fo:font-size="10.5pt" fo:letter-spacing="normal" fo:font-style="normal"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1" style:family="text">
      <style:text-properties fo:font-variant="normal" fo:text-transform="none" fo:color="#1f7199" loext:opacity="100%" style:font-name="Source Code Pro" fo:font-size="10.5pt" fo:letter-spacing="normal" fo:font-style="normal"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2" style:family="text">
      <style:text-properties fo:font-variant="normal" fo:text-transform="none" fo:color="#63b175" loext:opacity="100%" style:font-name="Source Code Pro" fo:font-size="10.5pt" fo:letter-spacing="normal" fo:font-style="normal" fo:font-weight="bold" fo:background-color="#fafafa" loext:char-shading-value="0" loext:padding-left="0.1457in" loext:padding-right="0in" loext:padding-top="0in" loext:padding-bottom="0in" loext:border-left="2.24pt solid #267438" loext:border-right="none" loext:border-top="none" loext:border-bottom="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hat’s New in Spring Boot 2?</text:h>
      <text:p text:style-name="Standard"/>
      <text:h text:style-name="Heading_20_2" text:outline-level="2"><text:span text:style-name="Strong_20_Emphasis"><text:span text:style-name="T1">1. Overview</text:span></text:span></text:h>
      <text:p text:style-name="P2">Spring Boot brings an opinionated approach to the Spring ecosystem. First released in mid-2014. Spring Boot has been through a lot of development and improvement. Its version 2.0 is today getting ready for release at the beginning of 2018.</text:p>
      <text:p text:style-name="P2">There are different areas where this popular library tries to help us out:</text:p>
      <text:list xml:id="list537884726" text:style-name="L1">
        <text:list-item>
          <text:p text:style-name="P11">Dependency management. Through starters and various package manager integrations</text:p>
        </text:list-item>
        <text:list-item>
          <text:p text:style-name="P11">Autoconfiguration. Trying to minimize the amount of config a Spring app requires to get ready to go and favoring convention over configuration</text:p>
        </text:list-item>
        <text:list-item>
          <text:p text:style-name="P15"><text:span text:style-name="T2">Production-ready features. Such as </text:span><text:span text:style-name="Emphasis"><text:span text:style-name="T2">Actuator</text:span></text:span><text:span text:style-name="T2">, better logging, monitoring, metrics or various PAAS integration</text:span></text:p>
        </text:list-item>
        <text:list-item>
          <text:p text:style-name="P15"><text:span text:style-name="T2">Enhanced development experience. With multiple testing utilities or a better feedback loop using </text:span><text:span text:style-name="Emphasis"><text:span text:style-name="T2">spring-boot-devtools</text:span></text:span></text:p>
        </text:list-item>
      </text:list>
      <text:p text:style-name="P2">In this article, we'll explore some changes and features planned for Spring Boot 2.0. We'll also describe how these changes might help us become more productive.</text:p>
      <text:h text:style-name="P3" text:outline-level="2"><text:span text:style-name="Strong_20_Emphasis"><text:span text:style-name="T1">2. Dependencies</text:span></text:span></text:h>
      <text:h text:style-name="P4" text:outline-level="3"><text:span text:style-name="Strong_20_Emphasis"><text:span text:style-name="T4">2.1. Java Baseline</text:span></text:span></text:h>
      <text:p text:style-name="P10"><text:span text:style-name="Strong_20_Emphasis"><text:span text:style-name="T3">Spring Boot 2.x will no longer support Java 7 and below</text:span></text:span><text:span text:style-name="T2">, being Java 8 the minimum requirement.</text:span></text:p>
      <text:p text:style-name="P10"><text:soft-page-break/><text:span text:style-name="T2">It's also the first version to support Java 9. There are no plans to support Java 9 on the 1.x branch. This means </text:span><text:span text:style-name="Strong_20_Emphasis"><text:span text:style-name="T3">if you want to use the latest Java release and take advantage of this framework, Spring Boot 2.x is your only option</text:span></text:span><text:span text:style-name="T2">.</text:span></text:p>
      <text:h text:style-name="P4" text:outline-level="3"><text:span text:style-name="Strong_20_Emphasis"><text:span text:style-name="T4">2.2. Bill of Materials</text:span></text:span></text:h>
      <text:p text:style-name="P10"><text:span text:style-name="T2">With every new release of Spring Boot, versions of various dependencies of the Java ecosystem get upgraded. This is defined in Boot </text:span><text:a xlink:type="simple" xlink:href="https://www.baeldung.com/spring-maven-bom" text:style-name="Internet_20_link" text:visited-style-name="Visited_20_Internet_20_Link"><text:span text:style-name="Emphasis"><text:span text:style-name="T7">bill of materials</text:span></text:span></text:a><text:a xlink:type="simple" xlink:href="https://www.baeldung.com/spring-maven-bom" text:style-name="Internet_20_link" text:visited-style-name="Visited_20_Internet_20_Link"><text:span text:style-name="T7"> aka </text:span></text:a><text:a xlink:type="simple" xlink:href="https://www.baeldung.com/spring-maven-bom" text:style-name="Internet_20_link" text:visited-style-name="Visited_20_Internet_20_Link"><text:span text:style-name="Emphasis"><text:span text:style-name="T7">BOM</text:span></text:span></text:a><text:span text:style-name="T2">.</text:span></text:p>
      <text:p text:style-name="P10"><text:span text:style-name="T2">In 2.x this is no exception. It makes no sense to list them, but we can have a look at </text:span><text:a xlink:type="simple" xlink:href="https://github.com/spring-projects/spring-boot/blob/2.0.x/spring-boot-project/spring-boot-dependencies/pom.xml" text:style-name="Internet_20_link" text:visited-style-name="Visited_20_Internet_20_Link"><text:span text:style-name="Emphasis"><text:span text:style-name="T7">spring-boot-dependencies.pom</text:span></text:span></text:a><text:span text:style-name="T2"> to see what versions are being used at any given point in time.</text:span></text:p>
      <text:p text:style-name="P2">A few highlights regarding minimum required versions:</text:p>
      <text:list xml:id="list3730514003" text:style-name="L2">
        <text:list-item>
          <text:p text:style-name="P12">Tomcat minimum supported version is 8.5</text:p>
        </text:list-item>
        <text:list-item>
          <text:p text:style-name="P12">Hibernate minimum supported version is 5.2</text:p>
        </text:list-item>
        <text:list-item>
          <text:p text:style-name="P12">Gradle minimum supported version is 3.4</text:p>
        </text:list-item>
      </text:list>
      <text:h text:style-name="P4" text:outline-level="3"><text:span text:style-name="Strong_20_Emphasis"><text:span text:style-name="T4">2.3. Gradle Plugin</text:span></text:span></text:h>
      <text:p text:style-name="P10"><text:span text:style-name="Strong_20_Emphasis"><text:span text:style-name="T3">The Gradle plugin has been through major improvement and some breaking changes.</text:span></text:span></text:p>
      <text:p text:style-name="P10"><text:span text:style-name="Strong_20_Emphasis"><text:span text:style-name="T3">To create fat jars, </text:span></text:span><text:span text:style-name="Strong_20_Emphasis"><text:span text:style-name="Emphasis"><text:span text:style-name="T3">bootRepackage </text:span></text:span></text:span><text:span text:style-name="Strong_20_Emphasis"><text:span text:style-name="T3">Gradle's task gets replaced with </text:span></text:span><text:span text:style-name="Strong_20_Emphasis"><text:span text:style-name="Emphasis"><text:span text:style-name="T3">bootJar </text:span></text:span></text:span><text:span text:style-name="Strong_20_Emphasis"><text:span text:style-name="T3">and </text:span></text:span><text:span text:style-name="Strong_20_Emphasis"><text:span text:style-name="Emphasis"><text:span text:style-name="T3">bootWar</text:span></text:span></text:span><text:span text:style-name="T2"> to build jars and wars respectively.</text:span></text:p>
      <text:p text:style-name="P10"><text:span text:style-name="T2">If we wanted to run our apps with the Gradle plugin, in 1.x, we could execute </text:span><text:span text:style-name="Emphasis"><text:span text:style-name="T2">gradle bootRun.</text:span></text:span><text:span text:style-name="T2"> </text:span><text:span text:style-name="Strong_20_Emphasis"><text:span text:style-name="T3">In 2.x </text:span></text:span><text:span text:style-name="Strong_20_Emphasis"><text:span text:style-name="Emphasis"><text:span text:style-name="T3">bootRun </text:span></text:span></text:span><text:span text:style-name="Strong_20_Emphasis"><text:span text:style-name="T3">extends Gradle's </text:span></text:span><text:span text:style-name="Strong_20_Emphasis"><text:span text:style-name="Emphasis"><text:span text:style-name="T3">JavaExec.</text:span></text:span></text:span><text:span text:style-name="T2"> This implies it is easier for us to configure it applying the same configuration we'd typically use in classic </text:span><text:span text:style-name="Emphasis"><text:span text:style-name="T2">JavaExec </text:span></text:span><text:span text:style-name="T2">tasks.</text:span></text:p>
      <text:p text:style-name="P2"><text:soft-page-break/>Sometimes we find ourselves wanting to take advantage of Spring Boot BOM. But sometimes we don't want to build a full Boot app or repackage it.</text:p>
      <text:p text:style-name="P10"><text:span text:style-name="T2">In this regard, it is interesting to know that </text:span><text:span text:style-name="Strong_20_Emphasis"><text:span text:style-name="T3">Spring Boot 2.x will no longer apply the dependency management plugin by default</text:span></text:span><text:span text:style-name="T2">.</text:span></text:p>
      <text:p text:style-name="P2">If we want Spring Boot dependency management we should add:</text:p>
      <text:p text:style-name="P5"><text:span text:style-name="Source_20_Text"><text:span text:style-name="T5">apply plugin: </text:span></text:span><text:span text:style-name="Source_20_Text"><text:span text:style-name="T9">'io.spring.dependency-management'</text:span></text:span></text:p>
      <text:p text:style-name="P2">This gives us greater flexibility with less configuration in the above-mentioned scenario.</text:p>
      <text:h text:style-name="P3" text:outline-level="2"><text:span text:style-name="Strong_20_Emphasis"><text:span text:style-name="T1">3. Autoconfiguration</text:span></text:span></text:h>
      <text:h text:style-name="P4" text:outline-level="3"><text:span text:style-name="Strong_20_Emphasis"><text:span text:style-name="T4">3.1. Security</text:span></text:span></text:h>
      <text:p text:style-name="P10"><text:span text:style-name="T2">In 2.x the security configuration gets dramatically simplified. </text:span><text:span text:style-name="Strong_20_Emphasis"><text:span text:style-name="T3">By default, everything is secured, including static resources and Actuator endpoints.</text:span></text:span></text:p>
      <text:p text:style-name="P2">Once the user configures security explicitly, Spring Boot defaults will stop affecting. The user can then configure all access rules in a single place.</text:p>
      <text:p text:style-name="P10"><text:span text:style-name="T2">This will prevent us from struggling with </text:span><text:span text:style-name="Emphasis"><text:span text:style-name="T2">WebSecurityConfigurerAdapter </text:span></text:span><text:span text:style-name="T2">ordering issues. These problems used to happen usually when configuring Actuator and App security rules in a custom way.</text:span></text:p>
      <text:p text:style-name="P2">Let's have a look at a simple security snippet that mixes actuator and application rules:</text:p>
      <text:p text:style-name="P6"><text:span text:style-name="Source_20_Text"><text:span text:style-name="T5">http.authorizeRequests()</text:span></text:span></text:p>
      <text:p text:style-name="P7"><text:span text:style-name="Source_20_Text"><text:span text:style-name="T6"><text:s text:c="2"/></text:span></text:span><text:span text:style-name="Source_20_Text"><text:span text:style-name="T5">.requestMatchers(EndpointRequest.to(</text:span></text:span><text:span text:style-name="Source_20_Text"><text:span text:style-name="T9">"health"</text:span></text:span><text:span text:style-name="Source_20_Text"><text:span text:style-name="T5">))</text:span></text:span></text:p>
      <text:p text:style-name="P7"><text:span text:style-name="Source_20_Text"><text:span text:style-name="T6"><text:s text:c="4"/></text:span></text:span><text:span text:style-name="Source_20_Text"><text:span text:style-name="T5">.permitAll() </text:span></text:span><text:span text:style-name="Source_20_Text"><text:span text:style-name="T10">// Actuator rules per endpoint</text:span></text:span></text:p>
      <text:p text:style-name="P7"><text:span text:style-name="Source_20_Text"><text:span text:style-name="T6"><text:s text:c="2"/></text:span></text:span><text:span text:style-name="Source_20_Text"><text:span text:style-name="T5">.requestMatchers(EndpointRequest.toAnyEndpoint())</text:span></text:span></text:p>
      <text:p text:style-name="P7"><text:soft-page-break/><text:span text:style-name="Source_20_Text"><text:span text:style-name="T6"><text:s text:c="4"/></text:span></text:span><text:span text:style-name="Source_20_Text"><text:span text:style-name="T5">.hasRole(</text:span></text:span><text:span text:style-name="Source_20_Text"><text:span text:style-name="T9">"admin"</text:span></text:span><text:span text:style-name="Source_20_Text"><text:span text:style-name="T5">) </text:span></text:span><text:span text:style-name="Source_20_Text"><text:span text:style-name="T10">// Actuator general rules</text:span></text:span></text:p>
      <text:p text:style-name="P7"><text:span text:style-name="Source_20_Text"><text:span text:style-name="T6"><text:s text:c="2"/></text:span></text:span><text:span text:style-name="Source_20_Text"><text:span text:style-name="T5">.requestMatchers(PathRequest.toStaticResources().atCommonLocations()) </text:span></text:span></text:p>
      <text:p text:style-name="P7"><text:span text:style-name="Source_20_Text"><text:span text:style-name="T6"><text:s text:c="4"/></text:span></text:span><text:span text:style-name="Source_20_Text"><text:span text:style-name="T5">.permitAll() </text:span></text:span><text:span text:style-name="Source_20_Text"><text:span text:style-name="T10">// Static resource security </text:span></text:span></text:p>
      <text:p text:style-name="P7"><text:span text:style-name="Source_20_Text"><text:span text:style-name="T6"><text:s text:c="2"/></text:span></text:span><text:span text:style-name="Source_20_Text"><text:span text:style-name="T5">.antMatchers(</text:span></text:span><text:span text:style-name="Source_20_Text"><text:span text:style-name="T9">"/**"</text:span></text:span><text:span text:style-name="Source_20_Text"><text:span text:style-name="T5">) </text:span></text:span></text:p>
      <text:p text:style-name="P7"><text:span text:style-name="Source_20_Text"><text:span text:style-name="T6"><text:s text:c="4"/></text:span></text:span><text:span text:style-name="Source_20_Text"><text:span text:style-name="T5">.hasRole(</text:span></text:span><text:span text:style-name="Source_20_Text"><text:span text:style-name="T9">"user"</text:span></text:span><text:span text:style-name="Source_20_Text"><text:span text:style-name="T5">) </text:span></text:span><text:span text:style-name="Source_20_Text"><text:span text:style-name="T10">// Application security rules </text:span></text:span></text:p>
      <text:p text:style-name="P8"><text:span text:style-name="Source_20_Text"><text:span text:style-name="T6"><text:s text:c="2"/></text:span></text:span><text:span text:style-name="Source_20_Text"><text:span text:style-name="T10">// ...</text:span></text:span></text:p>
      <text:h text:style-name="P4" text:outline-level="3"><text:span text:style-name="Strong_20_Emphasis"><text:span text:style-name="T4">3.2. Reactive Support</text:span></text:span></text:h>
      <text:p text:style-name="P10"><text:span text:style-name="Strong_20_Emphasis"><text:span text:style-name="T3">Spring Boot 2 brings a set of new starters for different reactive modules. Some examples are WebFlux, and the reactive counterparts for MongoDB, Cassandra or Redis.</text:span></text:span></text:p>
      <text:p text:style-name="P10"><text:span text:style-name="T2">There are also test utilities for WebFlux. In particular, we can take advantage of </text:span><text:span text:style-name="Emphasis"><text:span text:style-name="T2">@WebFluxTest.</text:span></text:span><text:span text:style-name="T2"> This behaves similarly to the older </text:span><text:span text:style-name="Emphasis"><text:span text:style-name="T2">@WebMvcTest</text:span></text:span><text:span text:style-name="T2"> originally introduced as part of the various testing </text:span><text:span text:style-name="Emphasis"><text:span text:style-name="T2">slices</text:span></text:span><text:span text:style-name="T2"> back in 1.4.0.</text:span></text:p>
      <text:h text:style-name="P3" text:outline-level="2"><text:span text:style-name="Strong_20_Emphasis"><text:span text:style-name="T1">4. Production-Ready Features</text:span></text:span></text:h>
      <text:p text:style-name="P2">Spring Boot brings some useful tools to enable us to create production-ready applications. Among other things, we can take advantage of Spring Boot Actuator.</text:p>
      <text:p text:style-name="P10"><text:span text:style-name="T2">Actuator contains various tools for simplifying monitoring, tracing, and general app introspection. Further details about actuator can be found in our </text:span><text:a xlink:type="simple" xlink:href="https://www.baeldung.com/spring-boot-actuators" text:style-name="Internet_20_link" text:visited-style-name="Visited_20_Internet_20_Link"><text:span text:style-name="T7">previous article</text:span></text:a><text:span text:style-name="T2">.</text:span></text:p>
      <text:p text:style-name="P10"><text:span text:style-name="Strong_20_Emphasis"><text:span text:style-name="T3">With its 2 version </text:span></text:span><text:span text:style-name="Strong_20_Emphasis"><text:span text:style-name="Emphasis"><text:span text:style-name="T3">actuator </text:span></text:span></text:span><text:span text:style-name="Strong_20_Emphasis"><text:span text:style-name="T3">has been through major improvements.</text:span></text:span><text:span text:style-name="T2"> This iteration focus on simplifying customization. It also supports other web technologies, including the new reactive module.</text:span></text:p>
      <text:h text:style-name="P4" text:outline-level="3"><text:span text:style-name="Strong_20_Emphasis"><text:span text:style-name="T4">4.1. Technology Support</text:span></text:span></text:h>
      <text:section text:style-name="Sect1" text:name="1-technology-support">
        <text:p text:style-name="P9"/>
      </text:section>
      <text:p text:style-name="P10"><text:soft-page-break/><text:span text:style-name="Strong_20_Emphasis"><text:span text:style-name="T3">In Spring Boot 1.x only Spring-MVC was supported for actuator endpoints. In 2.x, however, it became independent and pluggable.</text:span></text:span><text:span text:style-name="T2"> Spring boot now brings support out of the box for WebFlux, Jersey, and Spring-MVC.</text:span></text:p>
      <text:p text:style-name="P2">As before, JMX remains an option and can be enabled or disabled through configuration.</text:p>
      <text:h text:style-name="P4" text:outline-level="3"><text:span text:style-name="Strong_20_Emphasis"><text:span text:style-name="T4">4.2. Creating Custom Endpoints</text:span></text:span></text:h>
      <text:p text:style-name="P10"><text:span text:style-name="Strong_20_Emphasis"><text:span text:style-name="T3">The new actuator infrastructure is technology-agnostic. Because of this, the development model has been redesigned from scratch.</text:span></text:span></text:p>
      <text:p text:style-name="P2">The new model also brings greater flexibility and expressiveness.</text:p>
      <text:p text:style-name="P10"><text:span text:style-name="T2">Let's see how to create a </text:span><text:span text:style-name="Emphasis"><text:span text:style-name="T2">Fruits </text:span></text:span><text:span text:style-name="T2">endpoint for actuator:</text:span></text:p>
      <text:p text:style-name="P6"><text:span text:style-name="Source_20_Text"><text:span text:style-name="T11">@Endpoint(id = "fruits")</text:span></text:span></text:p>
      <text:p text:style-name="P7"><text:span text:style-name="Source_20_Text"><text:span text:style-name="T12">public</text:span></text:span><text:span text:style-name="Source_20_Text"><text:span text:style-name="T5"> </text:span></text:span><text:span text:style-name="Source_20_Text"><text:span text:style-name="T12">class</text:span></text:span><text:span text:style-name="Source_20_Text"><text:span text:style-name="T5"> </text:span></text:span><text:span text:style-name="Source_20_Text"><text:span text:style-name="T8">FruitsEndpoint</text:span></text:span><text:span text:style-name="Source_20_Text"><text:span text:style-name="T5"> {</text:span></text:span></text:p>
      <text:p text:style-name="P7"/>
      <text:p text:style-name="P7"><text:span text:style-name="Source_20_Text"><text:span text:style-name="T6"><text:s text:c="4"/></text:span></text:span><text:span text:style-name="Source_20_Text"><text:span text:style-name="T11">@ReadOperation</text:span></text:span></text:p>
      <text:p text:style-name="P7"><text:span text:style-name="Source_20_Text"><text:span text:style-name="T6"><text:s text:c="4"/></text:span></text:span><text:span text:style-name="Source_20_Text"><text:span text:style-name="T12">public</text:span></text:span><text:span text:style-name="Source_20_Text"><text:span text:style-name="T5"> Map&lt;String, Fruit&gt; </text:span></text:span><text:span text:style-name="Source_20_Text"><text:span text:style-name="T8">fruits</text:span></text:span><text:span text:style-name="Source_20_Text"><text:span text:style-name="T5">() { ... }</text:span></text:span></text:p>
      <text:p text:style-name="P7"/>
      <text:p text:style-name="P7"><text:span text:style-name="Source_20_Text"><text:span text:style-name="T6"><text:s text:c="4"/></text:span></text:span><text:span text:style-name="Source_20_Text"><text:span text:style-name="T11">@WriteOperation</text:span></text:span></text:p>
      <text:p text:style-name="P7"><text:span text:style-name="Source_20_Text"><text:span text:style-name="T6"><text:s text:c="4"/></text:span></text:span><text:span text:style-name="Source_20_Text"><text:span text:style-name="T12">public</text:span></text:span><text:span text:style-name="Source_20_Text"><text:span text:style-name="T5"> </text:span></text:span><text:span text:style-name="Source_20_Text"><text:span text:style-name="T12">void</text:span></text:span><text:span text:style-name="Source_20_Text"><text:span text:style-name="T5"> </text:span></text:span><text:span text:style-name="Source_20_Text"><text:span text:style-name="T8">addFruits</text:span></text:span><text:span text:style-name="Source_20_Text"><text:span text:style-name="T5">(</text:span></text:span><text:span text:style-name="Source_20_Text"><text:span text:style-name="T11">@Selector</text:span></text:span><text:span text:style-name="Source_20_Text"><text:span text:style-name="T5"> String name, Fruit fruit) { ... }</text:span></text:span></text:p>
      <text:p text:style-name="P8"><text:span text:style-name="Source_20_Text"><text:span text:style-name="T5">}</text:span></text:span></text:p>
      <text:p text:style-name="P10"><text:span text:style-name="T2">Once we register </text:span><text:span text:style-name="Emphasis"><text:span text:style-name="T2">FruitsEndpoint</text:span></text:span><text:span text:style-name="T2"> in our </text:span><text:span text:style-name="Emphasis"><text:span text:style-name="T2">ApplicationContext, </text:span></text:span><text:span text:style-name="T2">it can be exposed as a web endpoint using our chosen technology. We could also expose it via JMX depending on our configuration.</text:span></text:p>
      <text:p text:style-name="P2">Translating our endpoint to web endpoints, this would result in:</text:p>
      <text:list xml:id="list435844392" text:style-name="L3">
        <text:list-item>
          <text:p text:style-name="P16"><text:span text:style-name="Emphasis"><text:span text:style-name="T2">GET</text:span></text:span><text:span text:style-name="T2"> on </text:span><text:span text:style-name="Emphasis"><text:span text:style-name="T2">/application/fruits</text:span></text:span><text:span text:style-name="T2"> returning fruits</text:span></text:p>
        </text:list-item>
        <text:list-item>
          <text:p text:style-name="P16"><text:span text:style-name="Emphasis"><text:span text:style-name="T2">POST</text:span></text:span><text:span text:style-name="T2"> on </text:span><text:span text:style-name="Emphasis"><text:span text:style-name="T2">/applications/fruits/{a-fruit}</text:span></text:span><text:span text:style-name="T2"> handling that fruit which should be included in the payload</text:span></text:p>
        </text:list-item>
      </text:list>
      <text:p text:style-name="P2"><text:soft-page-break/>There are many more possibilities. We could retrieve more granular data. Also, we could define specific implementations per underlying technology (e.g., JMX vs. Web). For the purpose of the article, we'll keep it as a simple introduction without getting into too much detail.</text:p>
      <text:h text:style-name="P4" text:outline-level="3"><text:span text:style-name="Strong_20_Emphasis"><text:span text:style-name="T4">4.3. Security in Actuator</text:span></text:span></text:h>
      <text:section text:style-name="Sect1" text:name="3-security-in-actuator">
        <text:p text:style-name="P9"/>
      </text:section>
      <text:p text:style-name="P2">In Spring Boot 1.x Actuator defines its own security model. This security model is different from the one used by our application.</text:p>
      <text:p text:style-name="P2">This was the root of many pain points when users were trying to refine security.</text:p>
      <text:p text:style-name="P10"><text:span text:style-name="Strong_20_Emphasis"><text:span text:style-name="T3">In 2.x the security configuration should be configured using the same config that the rest of the application uses.</text:span></text:span></text:p>
      <text:p text:style-name="P10"><text:span text:style-name="T2">By default, most actuator endpoints are disabled. This is independent of whether Spring Security is in the classpath or not. Beyond </text:span><text:span text:style-name="Emphasis"><text:span text:style-name="T2">status </text:span></text:span><text:span text:style-name="T2">and </text:span><text:span text:style-name="Emphasis"><text:span text:style-name="T2">info, </text:span></text:span><text:span text:style-name="T2">all the other endpoints need to be enabled by the user.</text:span></text:p>
      <text:h text:style-name="P4" text:outline-level="3"><text:span text:style-name="Strong_20_Emphasis"><text:span text:style-name="T4">4.4. Other Important Changes</text:span></text:span></text:h>
      <text:section text:style-name="Sect1" text:name="4-other-important-changes">
        <text:p text:style-name="P9"/>
      </text:section>
      <text:list xml:id="list3434720483" text:style-name="L4">
        <text:list-item>
          <text:p text:style-name="P17"><text:span text:style-name="T2">Most configuration properties are now under </text:span><text:span text:style-name="Emphasis"><text:span text:style-name="T2">management.xxx </text:span></text:span><text:span text:style-name="T2">e.g.: </text:span><text:span text:style-name="Emphasis"><text:span text:style-name="T2">management.endpoints.jmx</text:span></text:span></text:p>
        </text:list-item>
        <text:list-item>
          <text:p text:style-name="P17"><text:span text:style-name="T2">Some endpoints have a new format. e.g.: </text:span><text:span text:style-name="Emphasis"><text:span text:style-name="T2">env, flyway </text:span></text:span><text:span text:style-name="T2">or </text:span><text:span text:style-name="Emphasis"><text:span text:style-name="T2">liquibase</text:span></text:span></text:p>
        </text:list-item>
        <text:list-item>
          <text:p text:style-name="P13">Predefined endpoint paths are no longer configurable</text:p>
        </text:list-item>
      </text:list>
      <text:h text:style-name="P3" text:outline-level="2"><text:span text:style-name="Strong_20_Emphasis"><text:span text:style-name="T1">5. Enhanced Development Experience</text:span></text:span></text:h>
      <text:section text:style-name="Sect1" text:name="enhanced-development-experience">
        <text:p text:style-name="P9"/>
      </text:section>
      <text:h text:style-name="P4" text:outline-level="3"><text:soft-page-break/><text:span text:style-name="Strong_20_Emphasis"><text:span text:style-name="T4">5.1. Better Feedback</text:span></text:span></text:h>
      <text:section text:style-name="Sect1" text:name="1-better-feedback">
        <text:p text:style-name="P9"/>
      </text:section>
      <text:p text:style-name="P10"><text:span text:style-name="T2">Spring boot introduced </text:span><text:span text:style-name="Emphasis"><text:span text:style-name="T2">devtools </text:span></text:span><text:span text:style-name="T2">in 1.3.</text:span></text:p>
      <text:p text:style-name="P2">It takes care of smoothing out typical development issues. For example, caching of view technologies. It also performs automatic restarts and browser live-reloading. Also, it enables us to remote debug apps.</text:p>
      <text:p text:style-name="P10"><text:span text:style-name="Strong_20_Emphasis"><text:span text:style-name="T3">In 2.x when our application gets restarted by </text:span></text:span><text:span text:style-name="Strong_20_Emphasis"><text:span text:style-name="Emphasis"><text:span text:style-name="T3">devtools</text:span></text:span></text:span><text:span text:style-name="Strong_20_Emphasis"><text:span text:style-name="T3"> a ‘delta' report will be printed out</text:span></text:span><text:span text:style-name="T2">. This report will point out what changed and the impact it might have on our application.</text:span></text:p>
      <text:p text:style-name="P2">Let's say we define a JDBC Datasource overriding the one configured by Spring Boot.</text:p>
      <text:p text:style-name="P10"><text:span text:style-name="T2">D</text:span><text:span text:style-name="Emphasis"><text:span text:style-name="T2">evtools </text:span></text:span><text:span text:style-name="T2">will indicate that the one autoconfigured is no longer created. It will also point out the cause, an adverse match in </text:span><text:span text:style-name="Emphasis"><text:span text:style-name="T2">@ConditionalOnMissingBean </text:span></text:span><text:span text:style-name="T2">for type</text:span><text:span text:style-name="Emphasis"><text:span text:style-name="T2"> javax.sql.DataSource.</text:span></text:span><text:span text:style-name="T2"> D</text:span><text:span text:style-name="Emphasis"><text:span text:style-name="T2">evtools </text:span></text:span><text:span text:style-name="T2">will print this report once it performs a restart.</text:span></text:p>
      <text:h text:style-name="P4" text:outline-level="3"><text:span text:style-name="Strong_20_Emphasis"><text:span text:style-name="T4">5.2. Breaking Changes</text:span></text:span></text:h>
      <text:section text:style-name="Sect1" text:name="2-breaking-changes">
        <text:p text:style-name="P9"/>
      </text:section>
      <text:p text:style-name="P2">Due to JDK 9 issues, devtools is dropping support for remote debugging through HTTP.</text:p>
      <text:h text:style-name="P3" text:outline-level="2"><text:span text:style-name="Strong_20_Emphasis"><text:span text:style-name="T1">6. Summary</text:span></text:span></text:h>
      <text:section text:style-name="Sect1" text:name="summary">
        <text:p text:style-name="P9"/>
      </text:section>
      <text:p text:style-name="P2">In this article, we covered some of the changes that Spring Boot 2 will bring.</text:p>
      <text:p text:style-name="P2"><text:soft-page-break/>We discussed dependencies and how Java 8 becomes the minimum supported version.</text:p>
      <text:p text:style-name="P2">Next, we talked about autoconfiguration. We focused on security among others. We also talked about actuator and the many improvements it has received.</text:p>
      <text:p text:style-name="P2">Lastly, we talked about some minor tweaks that happened in the development tools provided.</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6T21:02:38.613000000</dc:date>
    <meta:editing-duration>PT7M41S</meta:editing-duration>
    <meta:editing-cycles>3</meta:editing-cycles>
    <meta:generator>LibreOffice/7.2.0.4$Windows_X86_64 LibreOffice_project/9a9c6381e3f7a62afc1329bd359cc48accb6435b</meta:generator>
    <meta:document-statistic meta:table-count="0" meta:image-count="0" meta:object-count="0" meta:page-count="8" meta:paragraph-count="94" meta:word-count="1275" meta:character-count="8362" meta:non-whitespace-character-count="7147"/>
  </office:meta>
</office:document-meta>
</file>